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3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6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XX XX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XXX（XXX）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XXX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12/XX（金）</text:p>
          </table:table-cell>
          <table:table-cell table:style-name="表54.B1" office:value-type="string">
            <text:p text:style-name="P22">12/XX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XX(月) ~ 2020.12.XX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2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2/XX（金）</text:p>
          </table:table-cell>
          <table:table-cell table:style-name="表38.B1" office:value-type="string">
            <text:p text:style-name="P22">12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2.XX(月) ~ 2020.12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XX(月) ~ 2020.12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ext:soft-page-break/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9140856416336178525" text:style-name="L1">
        <text:list-item>
          <text:p text:style-name="P46">image file</text:p>
          <text:list>
            <text:list-item>
              <text:p text:style-name="P46">copy to : C:\WORKS_2\WS\WS_Others\towa_corpo</text:p>
            </text:list-item>
            <text:list-item>
              <text:p text:style-name="P46">change → file name</text:p>
            </text:list-item>
            <text:list-item>
              <text:p text:style-name="P46">DUP</text:p>
            </text:list-item>
            <text:list-item>
              <text:p text:style-name="P46">open the orig with paint</text:p>
            </text:list-item>
            <text:list-item>
              <text:p text:style-name="P46">change size → 25 % (<office:annotation office:name="__Annotation__14902_534617985"><dc:creator>iwabuchi ken</dc:creator><dc:date>2020-02-03T15:01:30.83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46">close paint</text:p>
            </text:list-item>
          </text:list>
        </text:list-item>
        <text:list-item>
          <text:p text:style-name="P47">email<text:span text:style-name="T17"> </text:span><text:span text:style-name="T16">###</text:span></text:p>
          <text:list>
            <text:list-item>
              <text:p text:style-name="P47">C – N (new mail)</text:p>
            </text:list-item>
            <text:list-item>
              <text:p text:style-name="P47">attach image file</text:p>
            </text:list-item>
            <text:list-item>
              <text:p text:style-name="P47">open in-mail image file</text:p>
            </text:list-item>
            <text:list-item>
              <text:p text:style-name="P47">validate</text:p>
              <text:list>
                <text:list-item>
                  <text:p text:style-name="P47">終了時刻</text:p>
                </text:list-item>
                <text:list-item>
                  <text:p text:style-name="P47">職長サイン</text:p>
                </text:list-item>
              </text:list>
            </text:list-item>
          </text:list>
        </text:list-item>
        <text:list-item>
          <text:p text:style-name="P46">doc</text:p>
          <text:list>
            <text:list-item>
              <text:p text:style-name="P46">prev lines → DUP</text:p>
            </text:list-item>
            <text:list-item>
              <text:p text:style-name="P46">enter data</text:p>
              <text:list>
                <text:list-item>
                  <text:p text:style-name="P47"><text:soft-page-break/>作業について</text:p>
                  <text:list>
                    <text:list-item>
                      <text:p text:style-name="P46">作業日</text:p>
                    </text:list-item>
                    <text:list-item>
                      <text:p text:style-name="P46">発注者</text:p>
                    </text:list-item>
                    <text:list-item>
                      <text:p text:style-name="P46">工事件名</text:p>
                    </text:list-item>
                    <text:list-item>
                      <text:p text:style-name="P47">作業時間</text:p>
                    </text:list-item>
                  </text:list>
                </text:list-item>
                <text:list-item>
                  <text:p text:style-name="P47">タイトル文字列</text:p>
                </text:list-item>
              </text:list>
            </text:list-item>
          </text:list>
        </text:list-item>
        <text:list-item>
          <text:p text:style-name="P49">email</text:p>
          <text:list>
            <text:list-item>
              <text:p text:style-name="P49">C/P</text:p>
              <text:list>
                <text:list-item>
                  <text:p text:style-name="P50">本文</text:p>
                </text:list-item>
                <text:list-item>
                  <text:p text:style-name="P49">subject</text:p>
                </text:list-item>
              </text:list>
            </text:list-item>
            <text:list-item>
              <text:p text:style-name="P49">validate</text:p>
              <text:list>
                <text:list-item>
                  <text:p text:style-name="P46">作業日</text:p>
                </text:list-item>
                <text:list-item>
                  <text:p text:style-name="P46">発注者</text:p>
                </text:list-item>
                <text:list-item>
                  <text:p text:style-name="P46">工事件名</text:p>
                </text:list-item>
                <text:list-item>
                  <text:p text:style-name="P47">作業時間</text:p>
                </text:list-item>
              </text:list>
            </text:list-item>
            <text:list-item>
              <text:p text:style-name="P50">F6 (“To”) → “yoko” &gt; Ret</text:p>
            </text:list-item>
            <text:list-item>
              <text:p text:style-name="P50">C – Ret (send)</text:p>
            </text:list-item>
            <text:list-item>
              <text:p text:style-name="P50">review → sent mail</text:p>
              <text:list>
                <text:list-item>
                  <text:p text:style-name="P50">送信先</text:p>
                </text:list-item>
                <text:list-item>
                  <text:p text:style-name="P50">日付</text:p>
                  <text:list>
                    <text:list-item>
                      <text:p text:style-name="P50">日報に書いた日付</text:p>
                    </text:list-item>
                    <text:list-item>
                      <text:p text:style-name="P50">メールの「件名」の日付（日報のそれと同じか？）</text:p>
                    </text:list-item>
                  </text:list>
                </text:list-item>
                <text:list-item>
                  <text:p text:style-name="P50">サイン</text:p>
                  <text:list>
                    <text:list-item>
                      <text:p text:style-name="P50">職長</text:p>
                    </text:list-item>
                    <text:list-item>
                      <text:p text:style-name="P50">発注者</text:p>
                    </text:list-item>
                  </text:list>
                </text:list-item>
                <text:list-item>
                  <text:p text:style-name="P50">時間</text:p>
                  <text:list>
                    <text:list-item>
                      <text:p text:style-name="P50"><text:soft-page-break/>開始</text:p>
                    </text:list-item>
                    <text:list-item>
                      <text:p text:style-name="P5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doc</text:p>
          <text:list>
            <text:list-item>
              <text:p text:style-name="P50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3426555320935964125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6642799135050418832" text:style-name="L3">
              <text:list-item>
                <text:p text:style-name="P52"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309265812134946553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5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<text:soft-page-break/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4781408190921947348" text:style-name="L5">
        <text:list-item>
          <text:p text:style-name="P44">close</text:p>
          <text:list>
            <text:list-item>
              <text:p text:style-name="P44">image files</text:p>
            </text:list-item>
            <text:list-item>
              <text:p text:style-name="P44">folders</text:p>
            </text:list-item>
            <text:list-item>
              <text:p text:style-name="P44">apps</text:p>
              <text:list>
                <text:list-item>
                  <text:p text:style-name="P44">paint</text:p>
                </text:list-item>
                <text:list-item>
                  <text:p text:style-name="P44">mailer</text:p>
                </text:list-item>
              </text:list>
            </text:list-item>
          </text:list>
        </text:list-item>
        <text:list-item>
          <text:p text:style-name="P44">validate</text:p>
          <text:list>
            <text:list-item>
              <text:p text:style-name="P44">mail ==&gt; move to “sent” box</text:p>
            </text:list-item>
          </text:list>
        </text:list-item>
        <text:list-item>
          <text:p text:style-name="P44">prep next</text:p>
          <text:list>
            <text:list-item>
              <text:p text:style-name="P43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2-19T14:23:25.29</dc:date>
    <dc:creator>iwabuchi ken</dc:creator>
    <meta:editing-duration>P1DT52M28S</meta:editing-duration>
    <meta:editing-cycles>146</meta:editing-cycles>
    <meta:generator>OpenOffice/4.1.3$Win32 OpenOffice.org_project/413m1$Build-9783</meta:generator>
    <meta:document-statistic meta:table-count="58" meta:image-count="0" meta:object-count="0" meta:page-count="20" meta:paragraph-count="807" meta:word-count="4657" meta:character-count="10276"/>
  </office:meta>
</office:document-meta>
</file>